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Action.TestBean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BeanAction.act( Redirector redirector , SourceResolver resolver , Map objectModel , String src , Parameters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